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Papyrus" svg:font-family="Papyrus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style:font-size-asian="28pt" style:font-style-asian="normal" style:font-size-complex="28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.318cm" fo:margin-right="0cm" fo:text-indent="0cm"/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left="0.318cm" fo:margin-right="0cm" fo:text-align="center" fo:text-indent="0cm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normal" style:font-size-asian="28pt" style:language-asian="ar" style:country-asian="SA" style:font-style-asian="normal" style:font-weight-asian="bold" style:font-size-complex="28pt" style:font-style-complex="normal" style:font-weight-complex="normal"/>
    </style:style>
    <style:style style:name="T2" style:family="text">
      <style:text-properties fo:color="#000000" style:font-name="Segoe UI1" fo:font-size="32pt" fo:language="en" fo:country="US" fo:font-style="normal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1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color="#666666" style:font-name="Segoe UI Semibol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Segoe UI1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333333" style:font-name="Segoe UI Semibol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font-name="Segoe U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font-name="Segoe UI Semibol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font-name="Segoe UI Semibol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HYMN #473</text:span></text:p>
            <text:p text:style-name="P1"><text:span text:style-name="T2">“</text:span><text:span text:style-name="T2">Our Paschal Lamb That Sets Us Fr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5" draw:layer="layout" svg:width="25.4cm" svg:height="8.701cm" svg:x="1.27cm" svg:y="0.254cm">
          <draw:text-box>
            <text:p text:style-name="P1"><text:span text:style-name="T3">1.</text:span><text:span text:style-name="T4"> Our Paschal Lamb, that sets us free,</text:span><text:span text:style-name="T4"><text:line-break/></text:span><text:span text:style-name="T4">Is sacrificed. O keep</text:span><text:span text:style-name="T4"><text:line-break/></text:span><text:span text:style-name="T4">The feast of freedom gallantly;</text:span><text:span text:style-name="T4"><text:line-break/></text:span><text:span text:style-name="T4">Let alleluias leap: 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4" draw:text-style-name="P7" draw:layer="layout" svg:width="24.13cm" svg:height="7.011cm" svg:x="1.778cm" svg:y="0.762cm">
          <draw:text-box>
            <text:p text:style-name="P6"><text:span text:style-name="T6">Refrain:</text:span><text:span text:style-name="T7"> <text:s/></text:span><text:span text:style-name="T4">Alleluia! Alleluia!</text:span></text:p>
            <text:p text:style-name="P6"><text:span text:style-name="T4"><text:s text:c="10"/></text:span><text:span text:style-name="T4">Alleluia! Again</text:span><text:span text:style-name="T4"><text:line-break/></text:span><text:span text:style-name="T4"> <text:s text:c="9"/>Sing alleluia, cry aloud:</text:span></text:p>
            <text:p text:style-name="P6"><text:span text:style-name="T4"><text:s text:c="10"/></text:span><text:span text:style-name="T4">Alleluia! Am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4" draw:text-style-name="P8" draw:layer="layout" svg:width="25.146cm" svg:height="7.011cm" svg:x="1.27cm" svg:y="0.625cm">
          <draw:text-box>
            <text:p text:style-name="P1"><text:span text:style-name="T3">2.</text:span><text:span text:style-name="T4"> Let all our lives now celebrate</text:span><text:span text:style-name="T4"><text:line-break/></text:span><text:span text:style-name="T4">The feast; let malice die.</text:span><text:span text:style-name="T4"><text:line-break/></text:span><text:span text:style-name="T4">Let love grow strong anew, and great,</text:span><text:span text:style-name="T4"><text:line-break/></text:span><text:span text:style-name="T4">Let truth stamp out the l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4" draw:text-style-name="P7" draw:layer="layout" svg:width="24.13cm" svg:height="7.011cm" svg:x="1.778cm" svg:y="0.762cm">
          <draw:text-box>
            <text:p text:style-name="P6"><text:span text:style-name="T6">Refrain:</text:span><text:span text:style-name="T7"> <text:s/></text:span><text:span text:style-name="T4">Alleluia! Alleluia!</text:span></text:p>
            <text:p text:style-name="P6"><text:span text:style-name="T4"><text:s text:c="10"/></text:span><text:span text:style-name="T4">Alleluia! Again</text:span><text:span text:style-name="T4"><text:line-break/></text:span><text:span text:style-name="T4"> <text:s text:c="9"/>Sing alleluia, cry aloud:</text:span></text:p>
            <text:p text:style-name="P6"><text:span text:style-name="T4"><text:s text:c="10"/></text:span><text:span text:style-name="T4">Alleluia! Am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5" draw:text-style-name="P11" draw:layer="layout" svg:width="24.892cm" svg:height="7.366cm" svg:x="1.524cm" svg:y="0.762cm">
          <draw:text-box>
            <text:p text:style-name="P10"><text:span text:style-name="T3">3.</text:span><text:span text:style-name="T4"> Let all our deeds, unanimous,</text:span><text:span text:style-name="T4"><text:line-break/></text:span><text:span text:style-name="T4">Confess Him as our Lord</text:span><text:span text:style-name="T4"><text:line-break/></text:span><text:span text:style-name="T4">Who by the Spirit lives in us,</text:span><text:span text:style-name="T4"><text:line-break/></text:span><text:span text:style-name="T4">The Father’s living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>
        <draw:frame draw:style-name="gr6" draw:text-style-name="P7" draw:layer="layout" svg:width="24.13cm" svg:height="12.831cm" svg:x="1.778cm" svg:y="0.762cm">
          <draw:text-box>
            <text:p text:style-name="P6"><text:span text:style-name="T8">Refrain:</text:span><text:span text:style-name="T7"> <text:s/></text:span><text:span text:style-name="T4">Alleluia! Alleluia!</text:span></text:p>
            <text:p text:style-name="P6"><text:span text:style-name="T4"><text:s text:c="10"/></text:span><text:span text:style-name="T4">Alleluia! Again</text:span><text:span text:style-name="T4"><text:line-break/></text:span><text:span text:style-name="T4"> <text:s text:c="9"/>Sing alleluia, cry aloud:</text:span></text:p>
            <text:p text:style-name="P6"><text:span text:style-name="T4"><text:s text:c="10"/></text:span><text:span text:style-name="T4">Alleluia! Amen!</text:span></text:p>
            <text:p text:style-name="P6"><text:span text:style-name="T9"/></text:p>
            <text:p text:style-name="P6"><text:span text:style-name="T4"><text:s/></text:span><text:span text:style-name="T10">© 1974 Augsburg Publishing House. </text:span></text:p>
            <text:p text:style-name="P4"><text:span text:style-name="T10">Used by permission: </text:span></text:p>
            <text:p text:style-name="P4"><text:span text:style-name="T10">LSB Hymn License</text:span></text:p>
            <text:p text:style-name="P4"><text:span text:style-name="T10">.NET, no. 100011038.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Papyrus" svg:font-family="Papyrus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Arial" fo:font-family="Arial" style:font-family-generic="swiss" fo:font-size="12pt" fo:language="en" fo:country="US" style:letter-kerning="true" style:font-name-asian="Segoe UI2" style:font-family-asian="'Segoe UI'" style:font-family-generic-asian="roman" style:font-pitch-asian="variable" style:font-size-asian="12pt" style:language-asian="ar" style:country-asian="SA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swiss" fo:font-size="11pt" fo:language="en" fo:country="US" fo:font-weight="bold" style:font-name-asian="Trebuchet MS1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swiss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Arial" fo:font-family="Arial" style:font-family-generic="swiss" fo:language="en" fo:country="US" style:font-name-asian="Mangal" style:font-family-asian="Mangal" style:language-asian="ar" style:country-asian="SA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Arial" fo:font-family="Arial" style:font-family-generic="swiss" fo:language="en" fo:country="US" style:font-name-asian="Mangal" style:font-family-asian="Mangal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fo:language="en" fo:country="US" style:language-asian="ar" style:country-asian="SA" style:language-complex="ar" style:country-complex="SA"/>
    </style:style>
    <style:style style:name="List_20_Contents" style:display-name="List Contents" style:family="graphic">
      <style:paragraph-properties fo:margin-left="1.764cm" fo:margin-right="0cm" fo:margin-top="0cm" fo:margin-bottom="0.497cm" fo:line-height="106%" fo:text-align="start" fo:text-indent="0cm" style:text-autospace="none"/>
      <style:text-properties fo:language="en" fo:country="US" style:language-asian="ar" style:country-asian="SA" style:language-complex="ar" style:country-complex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4-08T12:27:03.871000000</meta:creation-date>
    <dc:date>2019-01-17T20:23:02.466000000</dc:date>
    <meta:editing-duration>PT59M3S</meta:editing-duration>
    <meta:editing-cycles>14</meta:editing-cycles>
    <meta:generator>LibreOffice/6.1.3.2$Windows_X86_64 LibreOffice_project/86daf60bf00efa86ad547e59e09d6bb77c699acb</meta:generator>
    <meta:document-statistic meta:object-count="54"/>
  </office:meta>
</office:document-meta>
</file>